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229" officeooo:paragraph-rsid="0019c2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qlite&gt; SELECT</text:p>
      <text:p text:style-name="P1"><text:s text:c="3"/><text:tab/>...&gt; id,</text:p>
      <text:p text:style-name="P1"><text:s text:c="3"/><text:tab/>...&gt; flow_number,</text:p>
      <text:p text:style-name="P1"><text:s text:c="3"/><text:tab/>...&gt; SUBSTR(started_at, 7, 4) AS year,</text:p>
      <text:p text:style-name="P1"><text:s text:c="3"/><text:tab/>...&gt; SUBSTR(started_at, 4, 2) AS month,</text:p>
      <text:p text:style-name="P1"><text:s text:c="3"/><text:tab/>...&gt; SUBSTR(started_at, 1, 2) AS day</text:p>
      <text:p text:style-name="P1"><text:tab/>...&gt; FROM streams;</text:p>
      <text:p text:style-name="P1"/>
      <text:p text:style-name="P1">id <text:s/><text:tab/>flow_number <text:s/><text:tab/><text:tab/>year <text:s/><text:tab/>month <text:s/>day</text:p>
      <text:p text:style-name="P1">-- <text:s/><text:tab/>----------- <text:s/><text:tab/><text:tab/>---- <text:s/><text:tab/>----- <text:s/><text:tab/>---</text:p>
      <text:p text:style-name="P1">1 <text:s text:c="2"/><text:tab/>165 <text:s text:c="9"/><text:tab/><text:tab/>2020 <text:tab/>08 <text:s text:c="4"/><text:tab/>18 </text:p>
      <text:p text:style-name="P1">2 <text:s text:c="2"/><text:tab/>178 <text:s text:c="9"/><text:tab/><text:tab/>2020 <text:s/><text:tab/>10 <text:s text:c="4"/><text:tab/>02 </text:p>
      <text:p text:style-name="P1">3 <text:s text:c="2"/><text:tab/>203 <text:s text:c="9"/><text:tab/><text:tab/>2020 <text:s/><text:tab/>11 <text:s text:c="4"/><text:tab/>12 </text:p>
      <text:p text:style-name="P1">4 <text:s text:c="2"/><text:tab/>210 <text:s text:c="9"/><text:tab/><text:tab/>2020 <text:s/><text:tab/>12 <text:s text:c="4"/><text:tab/>03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0:50:38.264982701</meta:creation-date>
    <dc:date>2021-09-14T10:53:16.949439099</dc:date>
    <meta:editing-duration>PT2M39S</meta:editing-duration>
    <meta:editing-cycles>1</meta:editing-cycles>
    <meta:document-statistic meta:table-count="0" meta:image-count="0" meta:object-count="0" meta:page-count="1" meta:paragraph-count="13" meta:word-count="58" meta:character-count="420" meta:non-whitespace-character-count="250"/>
    <meta:generator>LibreOffice/7.1.5.2$Linux_X86_64 LibreOffice_project/10$Build-2</meta:generator>
  </office:meta>
</office:document-meta>
</file>